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465in"/>
    </style:style>
    <style:style style:name="co3" style:family="table-column">
      <style:table-column-properties fo:break-before="auto" style:column-width="7.1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{"erupee":[{"serialNumber":"220000003832930","value":"2.00","id":"c073d8a43df79dbc057c3403d9f542b2d0c15c5d83ddd65cec7407bd68dd1e3a"}]}</text:p>
          </table:table-cell>
        </table:table-row>
        <table:table-row table:style-name="ro1">
          <table:table-cell office:value-type="string" calcext:value-type="string">
            <text:p>{"erupee":[{"serialNumber":"220000011132594","value":"2.00","id":"88bb76115ed7513d0ca7116cc09e5c1d624de91dd7694c5d7c963a20740d6ea6"}]}</text:p>
          </table:table-cell>
        </table:table-row>
        <table:table-row table:style-name="ro1">
          <table:table-cell office:value-type="string" calcext:value-type="string">
            <text:p>{"erupee":[{"serialNumber":"220000003832930","value":"2.00","id":"c073d8a43df79dbc057c3403d9f542b2d0c15c5d83ddd65cec7407bd68dd1e3a"}]}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20000000760004","value":"1.00","id":"a50cc5ea80c8caee4b727938f413eb4d5ea25b8da650d7d23532ceee340476e0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20000003832930","value":"2.00","id":"c073d8a43df79dbc057c3403d9f542b2d0c15c5d83ddd65cec7407bd68dd1e3a"}]}</text:p>
          </table:table-cell>
        </table:table-row>
        <table:table-row table:style-name="ro1">
          <table:table-cell office:value-type="string" calcext:value-type="string">
            <text:p>{"erupee":[{"serialNumber":"220000011132594","value":"2.00","id":"88bb76115ed7513d0ca7116cc09e5c1d624de91dd7694c5d7c963a20740d6ea6"},{"serialNumber":"220000000760004","value":"1.00","id":"a50cc5ea80c8caee4b727938f413eb4d5ea25b8da650d7d23532ceee340476e0"}]}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20000003832930","value":"2.00","id":"c073d8a43df79dbc057c3403d9f542b2d0c15c5d83ddd65cec7407bd68dd1e3a"}]}</text:p>
          </table:table-cell>
        </table:table-row>
        <table:table-row table:style-name="ro1">
          <table:table-cell office:value-type="string" calcext:value-type="string">
            <text:p>{"erupee":null}</text:p>
          </table:table-cell>
        </table:table-row>
        <table:table-row table:style-name="ro1">
          <table:table-cell office:value-type="string" calcext:value-type="string">
            <text:p>{"erupee":[{"serialNumber":"240000006320689","value":"2.00","id":"000044ff58a511f2baa4571c2e8938b87e6d9e0b570aac374d9cb573b88cb277"},{"serialNumber":"240000004484062","value":"5.00","id":"000222e6e33f93dda8c00ca8c26c538e6718f11a51c80198a0a1857bb31356d3"},{"serialNumber":"240000000424460","value":"10.00","id":"0000cd9d57bfe0a44fa124ac6ed0b63f5a6019132d31eb9ba59126a171a0f1e0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6250881","value":"1.00","id":"000041a9afe8ed16d9e761c5c1ca107208871fae2a7bb4cfbd7f831ae443635e"},{"serialNumber":"220000016461928","value":"1.00","id":"000145adea46ae3f8919cb9d94f903b1af5f9394d1631a669396627391147f32"},{"serialNumber":"240000006274839","value":"1.00","id":"00018e2f21f1338f9bbafcbc3a29359792cacca608ef45a232620cbd632923d6"}]}</text:p>
          </table:table-cell>
        </table:table-row>
        <table:table-row table:style-name="ro1">
          <table:table-cell office:value-type="string" calcext:value-type="string">
            <text:p>{"erupee":[{"serialNumber":"240000004484062","value":"5.00","id":"000222e6e33f93dda8c00ca8c26c538e6718f11a51c80198a0a1857bb31356d3"}]}</text:p>
          </table:table-cell>
        </table:table-row>
        <table:table-row table:style-name="ro1">
          <table:table-cell office:value-type="string" calcext:value-type="string">
            <text:p>{"erupee":[{"serialNumber":"240000006320689","value":"2.00","id":"000044ff58a511f2baa4571c2e8938b87e6d9e0b570aac374d9cb573b88cb277"}]}</text:p>
          </table:table-cell>
        </table:table-row>
        <table:table-row table:style-name="ro1">
          <table:table-cell office:value-type="string" calcext:value-type="string">
            <text:p>{"erupee":[{"serialNumber":"240000000424460","value":"10.00","id":"0000cd9d57bfe0a44fa124ac6ed0b63f5a6019132d31eb9ba59126a171a0f1e0"}]}</text:p>
          </table:table-cell>
        </table:table-row>
        <table:table-row table:style-name="ro1">
          <table:table-cell office:value-type="string" calcext:value-type="string">
            <text:p>{"erupee":[{"serialNumber":"220000016525649","value":"1.00","id":"000016587ec4329d87960b1da254fcf2f52f95c4fe847910b324f18fcfbbf4fd"}]}</text:p>
          </table:table-cell>
        </table:table-row>
        <table:table-row table:style-name="ro1">
          <table:table-cell office:value-type="string" calcext:value-type="string">
            <text:p>{"erupee":[{"serialNumber":"240000006320689","value":"2.00","id":"000044ff58a511f2baa4571c2e8938b87e6d9e0b570aac374d9cb573b88cb277"},{"serialNumber":"240000000424460","value":"10.00","id":"0000cd9d57bfe0a44fa124ac6ed0b63f5a6019132d31eb9ba59126a171a0f1e0"}]}</text:p>
          </table:table-cell>
        </table:table-row>
        <table:table-row table:style-name="ro1">
          <table:table-cell office:value-type="string" calcext:value-type="string">
            <text:p>{"erupee":[{"serialNumber":"240000004491334","value":"5.00","id":"0003c443e8bccf33a1d99001d80a73187325a24a55ff8d95209e80347533805d"},{"serialNumber":"240000004456708","value":"5.00","id":"0004839c87a0fe525bf826724fe9107e7e6752d5f8adb2731f6bf0891489fd3d"}]}</text:p>
          </table:table-cell>
        </table:table-row>
        <table:table-row table:style-name="ro1">
          <table:table-cell office:value-type="string" calcext:value-type="string">
            <text:p>{"erupee":[{"serialNumber":"240000006350373","value":"2.00","id":"00028b2e86869c20831e54bf721ecae6d5aeb5a070d227fcfe8447bd226143ab"}]}</text:p>
          </table:table-cell>
        </table:table-row>
        <table:table-row table:style-name="ro1">
          <table:table-cell office:value-type="string" calcext:value-type="string">
            <text:p>{"erupee":[{"serialNumber":"240000006261839","value":"1.00","id":"0001beafe8b91999d227f09493bc882f9cee479b73fe383504c4829d8f4b03ec"},{"serialNumber":"240000006332541","value":"2.00","id":"0002975395f2223c5a516efa2fc62257559d76f919be99880d4aa96f6a078cf0"},{"serialNumber":"240000000441273","value":"10.00","id":"000053eedf560b88aa3cac40e201417f78840dc20878bc032ca1362b05461d5c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20000016459700","value":"1.00","id":"00024048a7b42b0bca5caeab972542e127c122c3407220cda5d6525eedd90066"},{"serialNumber":"220000016449170","value":"1.00","id":"000318c41f33451573b7e7a6af1ce9d736f44287654feaaf1f472d6cc360401c"},{"serialNumber":"240000006394802","value":"2.00","id":"0002b96d81c4b419054fbe396f25fea477edf739220bec98f9a8f68d225db42d"},{"serialNumber":"240000004498371","value":"5.00","id":"0004cabb3906a02d9a2485e1f8659421b498f48253d7d6e3a8b3bcfc19203e61"}]}</text:p>
          </table:table-cell>
        </table:table-row>
        <table:table-row table:style-name="ro1">
          <table:table-cell office:value-type="string" calcext:value-type="string">
            <text:p>{"erupee":[{"serialNumber":"220000016525649","value":"1.00","id":"000016587ec4329d87960b1da254fcf2f52f95c4fe847910b324f18fcfbbf4fd"}]}</text:p>
          </table:table-cell>
        </table:table-row>
        <table:table-row table:style-name="ro1">
          <table:table-cell office:value-type="string" calcext:value-type="string">
            <text:p>{"erupee":[{"serialNumber":"240000006250881","value":"1.00","id":"000041a9afe8ed16d9e761c5c1ca107208871fae2a7bb4cfbd7f831ae443635e"}]}</text:p>
          </table:table-cell>
        </table:table-row>
        <table:table-row table:style-name="ro1">
          <table:table-cell office:value-type="string" calcext:value-type="string">
            <text:p>{"erupee":[{"serialNumber":"240000006345253","value":"2.00","id":"0000503ba06753ba4b5b51785c1976565ad65d6e65b13e03c474bd90d0b3cab7"},{"serialNumber":"240000006352106","value":"2.00","id":"0001ddaba7f4c19ed888fdc454d25adbc4ba7c8e9ad5fdb29845e6b3ea693928"},{"serialNumber":"240000006350373","value":"2.00","id":"00028b2e86869c20831e54bf721ecae6d5aeb5a070d227fcfe8447bd226143ab"},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20000016507039","value":"1.00","id":"00005f8bf611ddb90168fa4cf3ae302997a072a85ae72af8ee0b5ff2e0cf8ccd"},{"serialNumber":"220000016461928","value":"1.00","id":"000145adea46ae3f8919cb9d94f903b1af5f9394d1631a669396627391147f32"},{"serialNumber":"240000006274839","value":"1.00","id":"00018e2f21f1338f9bbafcbc3a29359792cacca608ef45a232620cbd632923d6"},{"serialNumber":"240000006261839","value":"1.00","id":"0001beafe8b91999d227f09493bc882f9cee479b73fe383504c4829d8f4b03ec"},{"serialNumber":"220000016459700","value":"1.00","id":"00024048a7b42b0bca5caeab972542e127c122c3407220cda5d6525eedd90066"},{"serialNumber":"220000016449170","value":"1.00","id":"000318c41f33451573b7e7a6af1ce9d736f44287654feaaf1f472d6cc360401c"},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40000006345253","value":"2.00","id":"0000503ba06753ba4b5b51785c1976565ad65d6e65b13e03c474bd90d0b3cab7"},{"serialNumber":"240000004441516","value":"5.00","id":"0005488770d798f4130f2c283914f4505d58abd337e189522c99bb77f5bcc5b0"}]}</text:p>
          </table:table-cell>
        </table:table-row>
        <table:table-row table:style-name="ro1">
          <table:table-cell office:value-type="string" calcext:value-type="string">
            <text:p>{"erupee":[{"serialNumber":"240000006320689","value":"2.00","id":"000044ff58a511f2baa4571c2e8938b87e6d9e0b570aac374d9cb573b88cb277"}]}</text:p>
          </table:table-cell>
        </table:table-row>
        <table:table-row table:style-name="ro1">
          <table:table-cell office:value-type="string" calcext:value-type="string">
            <text:p>{"erupee":[{"serialNumber":"240000004484062","value":"5.00","id":"000222e6e33f93dda8c00ca8c26c538e6718f11a51c80198a0a1857bb31356d3"},{"serialNumber":"240000004455934","value":"5.00","id":"000242ce1c9ac30df4f908ab71a2f9dbd473eb5e7c0f3cb58d26073c3c565b23"},{"serialNumber":"240000004452026","value":"5.00","id":"00039e3e635048634f2d9fe68e4fc0bff2b89a77e0c1c3eb0976ace16c39e4d5"},{"serialNumber":"240000004491334","value":"5.00","id":"0003c443e8bccf33a1d99001d80a73187325a24a55ff8d95209e80347533805d"}]}</text:p>
          </table:table-cell>
        </table:table-row>
        <table:table-row table:style-name="ro1">
          <table:table-cell office:value-type="string" calcext:value-type="string">
            <text:p>{"erupee":[{"serialNumber":"240000006345253","value":"2.00","id":"0000503ba06753ba4b5b51785c1976565ad65d6e65b13e03c474bd90d0b3cab7"},{"serialNumber":"240000006332541","value":"2.00","id":"0002975395f2223c5a516efa2fc62257559d76f919be99880d4aa96f6a078cf0"},{"serialNumber":"240000006394802","value":"2.00","id":"0002b96d81c4b419054fbe396f25fea477edf739220bec98f9a8f68d225db42d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,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40000000441273","value":"10.00","id":"000053eedf560b88aa3cac40e201417f78840dc20878bc032ca1362b05461d5c"},{"serialNumber":"240000000424460","value":"10.00","id":"0000cd9d57bfe0a44fa124ac6ed0b63f5a6019132d31eb9ba59126a171a0f1e0"}]}</text:p>
          </table:table-cell>
        </table:table-row>
        <table:table-row table:style-name="ro1">
          <table:table-cell office:value-type="string" calcext:value-type="string">
            <text:p>{"erupee":[{"serialNumber":"240000004456708","value":"5.00","id":"0004839c87a0fe525bf826724fe9107e7e6752d5f8adb2731f6bf0891489fd3d"},{"serialNumber":"240000004498371","value":"5.00","id":"0004cabb3906a02d9a2485e1f8659421b498f48253d7d6e3a8b3bcfc19203e61"}]}</text:p>
          </table:table-cell>
        </table:table-row>
        <table:table-row table:style-name="ro1">
          <table:table-cell office:value-type="string" calcext:value-type="string">
            <text:p>{"erupee":[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40000004441516","value":"5.00","id":"0005488770d798f4130f2c283914f4505d58abd337e189522c99bb77f5bcc5b0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,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6345253","value":"2.00","id":"0000503ba06753ba4b5b51785c1976565ad65d6e65b13e03c474bd90d0b3cab7"},{"serialNumber":"240000006332541","value":"2.00","id":"0002975395f2223c5a516efa2fc62257559d76f919be99880d4aa96f6a078cf0"},{"serialNumber":"240000006394802","value":"2.00","id":"0002b96d81c4b419054fbe396f25fea477edf739220bec98f9a8f68d225db42d"}]}</text:p>
          </table:table-cell>
        </table:table-row>
        <table:table-row table:style-name="ro1">
          <table:table-cell office:value-type="string" calcext:value-type="string">
            <text:p>{"erupee":[{"serialNumber":"240000006320689","value":"2.00","id":"000044ff58a511f2baa4571c2e8938b87e6d9e0b570aac374d9cb573b88cb277"}]}</text:p>
          </table:table-cell>
        </table:table-row>
        <table:table-row table:style-name="ro1">
          <table:table-cell office:value-type="string" calcext:value-type="string">
            <text:p>{"erupee":[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20000016131985","value":"10.00","id":"001e32afec5fa975c011aa229f7e549dbda552158d82a9af8657134f6d2a60b4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40000004455934","value":"5.00","id":"000242ce1c9ac30df4f908ab71a2f9dbd473eb5e7c0f3cb58d26073c3c565b23"}]}</text:p>
          </table:table-cell>
        </table:table-row>
        <table:table-row table:style-name="ro1">
          <table:table-cell office:value-type="string" calcext:value-type="string">
            <text:p>{"erupee":[{"serialNumber":"240000004484062","value":"5.00","id":"000222e6e33f93dda8c00ca8c26c538e6718f11a51c80198a0a1857bb31356d3"},{"serialNumber":"240000004491334","value":"5.00","id":"0003c443e8bccf33a1d99001d80a73187325a24a55ff8d95209e80347533805d"},{"serialNumber":"240000004498371","value":"5.00","id":"0004cabb3906a02d9a2485e1f8659421b498f48253d7d6e3a8b3bcfc19203e61"},{"serialNumber":"240000004441516","value":"5.00","id":"0005488770d798f4130f2c283914f4505d58abd337e189522c99bb77f5bcc5b0"},{"serialNumber":"240000004409447","value":"5.00","id":"0005b8941eaed337432aadb287c5e0a44d136a09cc0fecb7caf1f774a609cfdd"},{"serialNumber":"240000004436259","value":"5.00","id":"0006263e838fc8112a5284e6da5a84e6fab6cd6d596278c2ebe1e34575280a7a"},{"serialNumber":"240000004452026","value":"5.00","id":"00039e3e635048634f2d9fe68e4fc0bff2b89a77e0c1c3eb0976ace16c39e4d5"},{"serialNumber":"240000004456708","value":"5.00","id":"0004839c87a0fe525bf826724fe9107e7e6752d5f8adb2731f6bf0891489fd3d"},{"serialNumber":"240000004468779","value":"5.00","id":"0003124b50c5f5e16a3b9675df4f0f795d31911422fc077f4808687eeb337f25"}]}</text:p>
          </table:table-cell>
        </table:table-row>
        <table:table-row table:style-name="ro1">
          <table:table-cell office:value-type="string" calcext:value-type="string">
            <text:p>{"erupee":[{"serialNumber":"240000000424460","value":"10.00","id":"0000cd9d57bfe0a44fa124ac6ed0b63f5a6019132d31eb9ba59126a171a0f1e0"},{"serialNumber":"240000000482240","value":"10.00","id":"0001d8d410e2b0ece9a7c0296811dce4e4b4f2862636e8662e43ed1739d47c4c"},{"serialNumber":"240000000403252","value":"10.00","id":"00031bc3510ace73c3a301269da5939aee6d220880cdd118e18b903e9cf3bae0"}]}</text:p>
          </table:table-cell>
        </table:table-row>
        <table:table-row table:style-name="ro1">
          <table:table-cell office:value-type="string" calcext:value-type="string">
            <text:p>{"erupee":[{"serialNumber":"240000006250881","value":"1.00","id":"000041a9afe8ed16d9e761c5c1ca107208871fae2a7bb4cfbd7f831ae443635e"}]}</text:p>
          </table:table-cell>
        </table:table-row>
        <table:table-row table:style-name="ro1">
          <table:table-cell office:value-type="string" calcext:value-type="string">
            <text:p>{"erupee":[{"serialNumber":"240000004484062","value":"5.00","id":"000222e6e33f93dda8c00ca8c26c538e6718f11a51c80198a0a1857bb31356d3"},{"serialNumber":"240000004468779","value":"5.00","id":"0003124b50c5f5e16a3b9675df4f0f795d31911422fc077f4808687eeb337f25"},{"serialNumber":"240000004452026","value":"5.00","id":"00039e3e635048634f2d9fe68e4fc0bff2b89a77e0c1c3eb0976ace16c39e4d5"},{"serialNumber":"240000004491334","value":"5.00","id":"0003c443e8bccf33a1d99001d80a73187325a24a55ff8d95209e80347533805d"},{"serialNumber":"240000004456708","value":"5.00","id":"0004839c87a0fe525bf826724fe9107e7e6752d5f8adb2731f6bf0891489fd3d"},{"serialNumber":"240000004498371","value":"5.00","id":"0004cabb3906a02d9a2485e1f8659421b498f48253d7d6e3a8b3bcfc19203e61"},{"serialNumber":"240000004441516","value":"5.00","id":"0005488770d798f4130f2c283914f4505d58abd337e189522c99bb77f5bcc5b0"},{"serialNumber":"240000004409447","value":"5.00","id":"0005b8941eaed337432aadb287c5e0a44d136a09cc0fecb7caf1f774a609cfdd"},{"serialNumber":"240000004436259","value":"5.00","id":"0006263e838fc8112a5284e6da5a84e6fab6cd6d596278c2ebe1e34575280a7a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6320689","value":"2.00","id":"000044ff58a511f2baa4571c2e8938b87e6d9e0b570aac374d9cb573b88cb277"},{"serialNumber":"240000006345253","value":"2.00","id":"0000503ba06753ba4b5b51785c1976565ad65d6e65b13e03c474bd90d0b3cab7"},{"serialNumber":"240000006332541","value":"2.00","id":"0002975395f2223c5a516efa2fc62257559d76f919be99880d4aa96f6a078cf0"},{"serialNumber":"240000006394802","value":"2.00","id":"0002b96d81c4b419054fbe396f25fea477edf739220bec98f9a8f68d225db42d"},{"serialNumber":"240000006250881","value":"1.00","id":"000041a9afe8ed16d9e761c5c1ca107208871fae2a7bb4cfbd7f831ae443635e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6271593","value":"1.00","id":"0000da6645ae6515b1d394e32bb80e42e96b86a1041cfe74127508d8fa7fc955"}]}</text:p>
          </table:table-cell>
        </table:table-row>
        <table:table-row table:style-name="ro1">
          <table:table-cell office:value-type="string" calcext:value-type="string">
            <text:p>{"erupee":[{"serialNumber":"220000016525649","value":"1.00","id":"000016587ec4329d87960b1da254fcf2f52f95c4fe847910b324f18fcfbbf4fd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20000013855624","value":"1.00","id":"22431f77feb7a2cc5c14b59e9d93f3d7c419907157a6ea79f6febe033250716f"},{"serialNumber":"220000016507039","value":"1.00","id":"00005f8bf611ddb90168fa4cf3ae302997a072a85ae72af8ee0b5ff2e0cf8ccd"},{"serialNumber":"220000016459700","value":"1.00","id":"00024048a7b42b0bca5caeab972542e127c122c3407220cda5d6525eedd90066"},{"serialNumber":"240000006261839","value":"1.00","id":"0001beafe8b91999d227f09493bc882f9cee479b73fe383504c4829d8f4b03ec"},{"serialNumber":"220000016461928","value":"1.00","id":"000145adea46ae3f8919cb9d94f903b1af5f9394d1631a669396627391147f32"},{"serialNumber":"240000006274839","value":"1.00","id":"00018e2f21f1338f9bbafcbc3a29359792cacca608ef45a232620cbd632923d6"},{"serialNumber":"220000016449170","value":"1.00","id":"000318c41f33451573b7e7a6af1ce9d736f44287654feaaf1f472d6cc360401c"},{"serialNumber":"220000016524752","value":"1.00","id":"0002eb181351f6b8560e526f29d73c5c9534c59e077cd3773cbc7c77d79aff35"},{"serialNumber":"240000006271593","value":"1.00","id":"0000da6645ae6515b1d394e32bb80e42e96b86a1041cfe74127508d8fa7fc955"}]}</text:p>
          </table:table-cell>
        </table:table-row>
        <table:table-row table:style-name="ro1">
          <table:table-cell office:value-type="string" calcext:value-type="string">
            <text:p>{"erupee":[{"serialNumber":"220000016525649","value":"1.00","id":"000016587ec4329d87960b1da254fcf2f52f95c4fe847910b324f18fcfbbf4fd"},{"serialNumber":"220000016507039","value":"1.00","id":"00005f8bf611ddb90168fa4cf3ae302997a072a85ae72af8ee0b5ff2e0cf8ccd"},{"serialNumber":"240000006271593","value":"1.00","id":"0000da6645ae6515b1d394e32bb80e42e96b86a1041cfe74127508d8fa7fc955"},{"serialNumber":"220000016461928","value":"1.00","id":"000145adea46ae3f8919cb9d94f903b1af5f9394d1631a669396627391147f32"},{"serialNumber":"240000006274839","value":"1.00","id":"00018e2f21f1338f9bbafcbc3a29359792cacca608ef45a232620cbd632923d6"},{"serialNumber":"240000006261839","value":"1.00","id":"0001beafe8b91999d227f09493bc882f9cee479b73fe383504c4829d8f4b03ec"},{"serialNumber":"220000016459700","value":"1.00","id":"00024048a7b42b0bca5caeab972542e127c122c3407220cda5d6525eedd90066"},{"serialNumber":"220000016524752","value":"1.00","id":"0002eb181351f6b8560e526f29d73c5c9534c59e077cd3773cbc7c77d79aff35"},{"serialNumber":"220000016449170","value":"1.00","id":"000318c41f33451573b7e7a6af1ce9d736f44287654feaaf1f472d6cc360401c"},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{"erupee":[{"serialNumber":"240000000424460","value":"10.00","id":"0000cd9d57bfe0a44fa124ac6ed0b63f5a6019132d31eb9ba59126a171a0f1e0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0482240","value":"10.00","id":"0001d8d410e2b0ece9a7c0296811dce4e4b4f2862636e8662e43ed1739d47c4c"}]}</text:p>
          </table:table-cell>
        </table:table-row>
        <table:table-row table:style-name="ro1">
          <table:table-cell office:value-type="string" calcext:value-type="string">
            <text:p>{"erupee":[{"serialNumber":"240000000403252","value":"10.00","id":"00031bc3510ace73c3a301269da5939aee6d220880cdd118e18b903e9cf3bae0"}]}</text:p>
          </table:table-cell>
        </table:table-row>
        <table:table-row table:style-name="ro1">
          <table:table-cell office:value-type="string" calcext:value-type="string">
            <text:p>{"erupee":[{"serialNumber":"240000000424460","value":"10.00","id":"0000cd9d57bfe0a44fa124ac6ed0b63f5a6019132d31eb9ba59126a171a0f1e0"},{"serialNumber":"240000000482240","value":"10.00","id":"0001d8d410e2b0ece9a7c0296811dce4e4b4f2862636e8662e43ed1739d47c4c"},{"serialNumber":"240000000403252","value":"10.00","id":"00031bc3510ace73c3a301269da5939aee6d220880cdd118e18b903e9cf3bae0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6250881","value":"1.00","id":"000041a9afe8ed16d9e761c5c1ca107208871fae2a7bb4cfbd7f831ae443635e"},{"serialNumber":"240000006271593","value":"1.00","id":"0000da6645ae6515b1d394e32bb80e42e96b86a1041cfe74127508d8fa7fc955"}]}</text:p>
          </table:table-cell>
        </table:table-row>
        <table:table-row table:style-name="ro1">
          <table:table-cell office:value-type="string" calcext:value-type="string">
            <text:p>{"erupee":[{"serialNumber":"220000016525649","value":"1.00","id":"000016587ec4329d87960b1da254fcf2f52f95c4fe847910b324f18fcfbbf4fd"},{"serialNumber":"220000016507039","value":"1.00","id":"00005f8bf611ddb90168fa4cf3ae302997a072a85ae72af8ee0b5ff2e0cf8ccd"},{"serialNumber":"240000006271593","value":"1.00","id":"0000da6645ae6515b1d394e32bb80e42e96b86a1041cfe74127508d8fa7fc955"},{"serialNumber":"220000016461928","value":"1.00","id":"000145adea46ae3f8919cb9d94f903b1af5f9394d1631a669396627391147f32"},{"serialNumber":"240000006274839","value":"1.00","id":"00018e2f21f1338f9bbafcbc3a29359792cacca608ef45a232620cbd632923d6"},{"serialNumber":"240000006261839","value":"1.00","id":"0001beafe8b91999d227f09493bc882f9cee479b73fe383504c4829d8f4b03ec"},{"serialNumber":"220000016459700","value":"1.00","id":"00024048a7b42b0bca5caeab972542e127c122c3407220cda5d6525eedd90066"},{"serialNumber":"220000016524752","value":"1.00","id":"0002eb181351f6b8560e526f29d73c5c9534c59e077cd3773cbc7c77d79aff35"},{"serialNumber":"220000016449170","value":"1.00","id":"000318c41f33451573b7e7a6af1ce9d736f44287654feaaf1f472d6cc360401c"},{"serialNumber":"220000013855624","value":"1.00","id":"22431f77feb7a2cc5c14b59e9d93f3d7c419907157a6ea79f6febe033250716f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20000016525649","value":"1.00","id":"000016587ec4329d87960b1da254fcf2f52f95c4fe847910b324f18fcfbbf4fd"}]}</text:p>
          </table:table-cell>
        </table:table-row>
        <table:table-row table:style-name="ro1">
          <table:table-cell office:value-type="string" calcext:value-type="string">
            <text:p>{"erupee":[{"serialNumber":"240000006250881","value":"1.00","id":"000041a9afe8ed16d9e761c5c1ca107208871fae2a7bb4cfbd7f831ae443635e"}]}</text:p>
          </table:table-cell>
        </table:table-row>
        <table:table-row table:style-name="ro1">
          <table:table-cell office:value-type="string" calcext:value-type="string">
            <text:p>{"erupee":[{"serialNumber":"240000006250881","value":"1.00","id":"000041a9afe8ed16d9e761c5c1ca107208871fae2a7bb4cfbd7f831ae443635e"}]}</text:p>
          </table:table-cell>
        </table:table-row>
        <table:table-row table:style-name="ro1">
          <table:table-cell office:value-type="string" calcext:value-type="string">
            <text:p>{"erupee":[{"serialNumber":"220000016507039","value":"1.00","id":"00005f8bf611ddb90168fa4cf3ae302997a072a85ae72af8ee0b5ff2e0cf8ccd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{"erupee":[{"serialNumber":"240000009389239","value":"1.00","id":"0000199b78c23b77c3bd347c69819ea7e77b4ad4e5a648bf4dfdc6d9de812597"}]}</text:p>
          </table:table-cell>
        </table:table-row>
        <table:table-row table:style-name="ro1">
          <table:table-cell office:value-type="string" calcext:value-type="string">
            <text:p>{"erupee":[{"serialNumber":"240000009389239","value":"1.00","id":"0000199b78c23b77c3bd347c69819ea7e77b4ad4e5a648bf4dfdc6d9de812597"}]}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visibility="collapse" table:number-columns-repeated="6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txn_id</text:p>
          </table:table-cell>
          <table:table-cell office:value-type="string" calcext:value-type="string">
            <text:p>payer_wallet_address</text:p>
          </table:table-cell>
          <table:table-cell office:value-type="string" calcext:value-type="string">
            <text:p>payer_vpa</text:p>
          </table:table-cell>
          <table:table-cell office:value-type="string" calcext:value-type="string">
            <text:p>payee_wallet_address</text:p>
          </table:table-cell>
          <table:table-cell office:value-type="string" calcext:value-type="string">
            <text:p>payee_vpa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ransaction_type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created_timestamp</text:p>
          </table:table-cell>
          <table:table-cell office:value-type="string" calcext:value-type="string">
            <text:p>created_epoch_date</text:p>
          </table:table-cell>
          <table:table-cell office:value-type="string" calcext:value-type="string">
            <text:p>modified_timestamp</text:p>
          </table:table-cell>
          <table:table-cell office:value-type="string" calcext:value-type="string">
            <text:p>modified_epoch_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yer_tenant_id</text:p>
          </table:table-cell>
          <table:table-cell office:value-type="string" calcext:value-type="string">
            <text:p>payee_tenant_id</text:p>
          </table:table-cell>
          <table:table-cell office:value-type="string" calcext:value-type="string">
            <text:p>payer_name</text:p>
          </table:table-cell>
          <table:table-cell office:value-type="string" calcext:value-type="string">
            <text:p>payee_name</text:p>
          </table:table-cell>
          <table:table-cell office:value-type="string" calcext:value-type="string">
            <text:p>upi_ref_id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account_number_masked</text:p>
          </table:table-cell>
          <table:table-cell office:value-type="string" calcext:value-type="string">
            <text:p>settlement_id</text:p>
          </table:table-cell>
          <table:table-cell office:value-type="string" calcext:value-type="string">
            <text:p>settlement_status</text:p>
          </table:table-cell>
          <table:table-cell office:value-type="string" calcext:value-type="string">
            <text:p>reversal_status</text:p>
          </table:table-cell>
          <table:table-cell office:value-type="string" calcext:value-type="string">
            <text:p>txn_category</text:p>
          </table:table-cell>
          <table:table-cell office:value-type="string" calcext:value-type="string">
            <text:p>txn_route</text:p>
          </table:table-cell>
          <table:table-cell office:value-type="string" calcext:value-type="string">
            <text:p>txn_channel</text:p>
          </table:table-cell>
          <table:table-cell office:value-type="string" calcext:value-type="string">
            <text:p>purpose_code</text:p>
          </table:table-cell>
          <table:table-cell/>
        </table:table-row>
        <table:table-row table:style-name="ro2">
          <table:table-cell office:value-type="string" calcext:value-type="string">
            <text:p>KTKRaGAfezWzSby3jjlJM70AsXr4OcjgO4e</text:p>
          </table:table-cell>
          <table:table-cell office:value-type="string" calcext:value-type="string">
            <text:p>0x15fa69255cad54ec6d020cc5313d237fcaf2c0bf</text:p>
          </table:table-cell>
          <table:table-cell office:value-type="string" calcext:value-type="string">
            <text:p>10001377@drkarbk</text:p>
          </table:table-cell>
          <table:table-cell office:value-type="string" calcext:value-type="string">
            <text:p>0x12289A0426dDc226cb373754183F648A37ADEA5D</text:p>
          </table:table-cell>
          <table:table-cell office:value-type="string" calcext:value-type="string">
            <text:p>9663216655@drkar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{"erupee":[{"serialNumber":"240000006350373","value":"2.00","id":"00028b2e86869c20831e54bf721ecae6d5aeb5a070d227fcfe8447bd226143ab"}]}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2024-03-05T17:01:25+05:30</text:p>
          </table:table-cell>
          <table:table-cell office:value-type="float" office:value="1709638285" calcext:value-type="float">
            <text:p>1709638285</text:p>
          </table:table-cell>
          <table:table-cell office:value-type="string" calcext:value-type="string">
            <text:p>2024-03-05T17:01:25+05:30</text:p>
          </table:table-cell>
          <table:table-cell office:value-type="float" office:value="1709638285" calcext:value-type="float">
            <text:p>1709638285</text:p>
          </table:table-cell>
          <table:table-cell office:value-type="string" calcext:value-type="string">
            <text:p>SUCCESS</text:p>
          </table:table-cell>
          <table:table-cell table:number-columns-repeated="2" office:value-type="float" office:value="129052" calcext:value-type="float">
            <text:p>12905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ANGEETHA</text:p>
          </table:table-cell>
          <table:table-cell office:value-type="string" calcext:value-type="string">
            <text:p>KARANTH</text:p>
          </table:table-cell>
          <table:table-cell table:number-columns-repeated="7"/>
          <table:table-cell office:value-type="string" calcext:value-type="string">
            <text:p>ON-US</text:p>
          </table:table-cell>
          <table:table-cell office:value-type="string" calcext:value-type="string">
            <text:p>CBD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TKnqtMtd1GgsYwvFUhih3IolubTLm9Ky9R</text:p>
          </table:table-cell>
          <table:table-cell office:value-type="string" calcext:value-type="string">
            <text:p>0x92357a360CF3e0Dcb17a934c15E471bAe21712d3</text:p>
          </table:table-cell>
          <table:table-cell office:value-type="string" calcext:value-type="string">
            <text:p>7567716769@drkarbk</text:p>
          </table:table-cell>
          <table:table-cell office:value-type="string" calcext:value-type="string">
            <text:p>0x15fa69255cad54ec6d020cc5313d237fcaf2c0bf</text:p>
          </table:table-cell>
          <table:table-cell office:value-type="string" calcext:value-type="string">
            <text:p>10001377@drkarb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{"erupee":[{"serialNumber":"240000000441273","value":"10.00","id":"000053eedf560b88aa3cac40e201417f78840dc20878bc032ca1362b05461d5c"},{"serialNumber":"240000000424460","value":"10.00","id":"0000cd9d57bfe0a44fa124ac6ed0b63f5a6019132d31eb9ba59126a171a0f1e0"}]}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2024-03-07T16:43:45+05:30</text:p>
          </table:table-cell>
          <table:table-cell office:value-type="float" office:value="1709810025" calcext:value-type="float">
            <text:p>1709810025</text:p>
          </table:table-cell>
          <table:table-cell office:value-type="string" calcext:value-type="string">
            <text:p>2024-03-07T16:43:46+05:30</text:p>
          </table:table-cell>
          <table:table-cell office:value-type="float" office:value="1709810026" calcext:value-type="float">
            <text:p>1709810026</text:p>
          </table:table-cell>
          <table:table-cell office:value-type="string" calcext:value-type="string">
            <text:p>SUCCESS</text:p>
          </table:table-cell>
          <table:table-cell table:number-columns-repeated="2" office:value-type="float" office:value="129052" calcext:value-type="float">
            <text:p>129052</text:p>
          </table:table-cell>
          <table:table-cell office:value-type="string" calcext:value-type="string">
            <text:p>KISHAN</text:p>
          </table:table-cell>
          <table:table-cell office:value-type="string" calcext:value-type="string">
            <text:p>kb</text:p>
          </table:table-cell>
          <table:table-cell table:number-columns-repeated="8"/>
          <table:table-cell office:value-type="string" calcext:value-type="string">
            <text:p>CBDC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KTKRMFU7KEIyIlKlMJjxakBsSeJNwde4n0t</text:p>
          </table:table-cell>
          <table:table-cell office:value-type="string" calcext:value-type="string">
            <text:p>0x12289A0426dDc226cb373754183F648A37ADEA5D</text:p>
          </table:table-cell>
          <table:table-cell office:value-type="string" calcext:value-type="string">
            <text:p>9663216655@drkarbk</text:p>
          </table:table-cell>
          <table:table-cell office:value-type="string" calcext:value-type="string">
            <text:p>0x15fa69255cad54ec6d020cc5313d237fcaf2c0bf</text:p>
          </table:table-cell>
          <table:table-cell office:value-type="string" calcext:value-type="string">
            <text:p>10001377@drkarb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{erupee":[{"serialNumber":"240000006345253","value":"2.00","id":"0000503ba06753ba4b5b51785c1976565ad65d6e65b13e03c474bd90d0b3cab7"},{"serialNumber":"240000006352106","value":"2.00","id":"0001ddaba7f4c19ed888fdc454d25adbc4ba7c8e9ad5fdb29845e6b3ea693928"},{"serialNumber":"240000006350373","value":"2.00","id":"00028b2e86869c20831e54bf721ecae6d5aeb5a070d227fcfe8447bd226143ab"},{"serialNumber":"220000016131985","value":"10.00","id":"001e32afec5fa975c011aa229f7e549dbda552158d82a9af8657134f6d2a60b4"}]}<text:tab/>TRANSFER<text:tab/>2024-03-07T10:34:39+05:30<text:tab/>1709787879<text:tab/>2024-03-07T10:34:41+05:30<text:tab/>1709787881<text:tab/>SUCCESS<text:tab/>129052<text:tab/>129052<text:tab/>SANGEETHA KARANTH<text:tab/>kb<text:tab/><text:tab/><text:tab/><text:tab/><text:tab/><text:tab/><text:tab/><text:tab/><text:tab/>CBDC<text:tab/>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TK6pAnL2EwGJu4FyQZI7ibEx30KGQ0w1nK</text:p>
          </table:table-cell>
          <table:table-cell office:value-type="string" calcext:value-type="string">
            <text:p>0x15fa69255cad54ec6d020cc5313d237fcaf2c0bf</text:p>
          </table:table-cell>
          <table:table-cell office:value-type="string" calcext:value-type="string">
            <text:p>10001377@drkarbk</text:p>
          </table:table-cell>
          <table:table-cell office:value-type="string" calcext:value-type="string">
            <text:p>0x92357a360CF3e0Dcb17a934c15E471bAe21712d3</text:p>
          </table:table-cell>
          <table:table-cell office:value-type="string" calcext:value-type="string">
            <text:p>7567716769@drkarb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{"erupee":[{"serialNumber":"240000006261839","value":"1.00","id":"0001beafe8b91999d227f09493bc882f9cee479b73fe383504c4829d8f4b03ec"},{"serialNumber":"240000006332541","value":"2.00","id":"0002975395f2223c5a516efa2fc62257559d76f919be99880d4aa96f6a078cf0"},{"serialNumber":"240000000441273","value":"10.00","id":"000053eedf560b88aa3cac40e201417f78840dc20878bc032ca1362b05461d5c"}]}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2024-03-05T17:59:26+05:30</text:p>
          </table:table-cell>
          <table:table-cell office:value-type="float" office:value="1709641766" calcext:value-type="float">
            <text:p>1709641766</text:p>
          </table:table-cell>
          <table:table-cell office:value-type="string" calcext:value-type="string">
            <text:p>2024-03-05T17:59:26+05:30</text:p>
          </table:table-cell>
          <table:table-cell office:value-type="float" office:value="1709641766" calcext:value-type="float">
            <text:p>1709641766</text:p>
          </table:table-cell>
          <table:table-cell office:value-type="string" calcext:value-type="string">
            <text:p>SUCCESS</text:p>
          </table:table-cell>
          <table:table-cell table:number-columns-repeated="2" office:value-type="float" office:value="129052" calcext:value-type="float">
            <text:p>12905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SHAN</text:p>
          </table:table-cell>
          <table:table-cell table:number-columns-repeated="7"/>
          <table:table-cell office:value-type="string" calcext:value-type="string">
            <text:p>ON-US</text:p>
          </table:table-cell>
          <table:table-cell office:value-type="string" calcext:value-type="string">
            <text:p>CBDC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IN TRANSACTION TABLE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0441273" calcext:value-type="float">
            <text:p>240000000441273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6350373" calcext:value-type="float">
            <text:p>240000006350373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6371020" calcext:value-type="float">
            <text:p>240000006371020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6352106" calcext:value-type="float">
            <text:p>240000006352106</text:p>
          </table:table-cell>
          <table:table-cell table:number-columns-repeated="21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NOT IN TRANSACTION TABLE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6306356" calcext:value-type="float">
            <text:p>240000006306356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6345146" calcext:value-type="float">
            <text:p>240000006345146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240000006381683" calcext:value-type="float">
            <text:p>24000000638168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12:56:23.906000000</meta:creation-date>
    <dc:date>2024-03-30T15:38:39.572000000</dc:date>
    <meta:editing-duration>PT2H42M16S</meta:editing-duration>
    <meta:editing-cycles>1</meta:editing-cycles>
    <meta:document-statistic meta:table-count="2" meta:cell-count="205" meta:object-count="0"/>
    <meta:generator>LibreOffice/7.4.2.3$Windows_X86_64 LibreOffice_project/382eef1f22670f7f4118c8c2dd222ec7ad009daf</meta:generator>
  </office:meta>
</office:document-meta>
</file>